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016000000257903293B.png" manifest:media-type=""/>
  <manifest:file-entry manifest:full-path="Pictures/10000201000002FD000003DE15FADE2E.png" manifest:media-type=""/>
  <manifest:file-entry manifest:full-path="Pictures/10000201000000300000003E21E346E1.png" manifest:media-type=""/>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manifest.rdf" manifest:media-type="application/rdf+xml"/>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1ef797"/>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238622354"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31865931"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1676113680"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49"><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50"><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51"><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52"><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53"><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227341456"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573404602"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80398574"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1130017648"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2054148801"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598844677"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54"><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55"><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56"><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57"><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58"><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59"><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60"><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61"><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62"><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63"><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64"><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65"><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66"><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67"><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68"><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69"><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70"><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71"><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72"><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73"><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027940426" text:style-name="L10">
          <text:list-item>
            <text:p text:style-name="P40"><draw:frame draw:style-name="fr4" draw:name="Object27" text:anchor-type="as-char" svg:width="0.1972in" svg:height="0.3929in" draw:z-index="74"><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75"><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76"><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77"><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78"><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79"><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80"><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81"><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82"><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83"><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84"><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85"><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86"><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87"><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88"><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89"><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90"><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91"><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92"><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93"><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94"><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95"><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96"><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97"><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98"><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99"><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100"><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101"><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102"><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103"><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78956690" text:style-name="L11">
          <text:list-item>
            <text:p text:style-name="P41"><draw:frame draw:style-name="fr4" draw:name="Object64" text:anchor-type="as-char" svg:width="0.1984in" svg:height="0.3929in" draw:z-index="104"><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105"><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106"><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107"><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108"><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109"><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110"><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111"><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112"><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13"><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14"><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15"><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16"><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17"><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18"><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19"><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20"><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21"><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22"><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23"><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24"><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25"><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26"><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27"><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601802982" text:style-name="L12">
          <text:list-item>
            <text:p text:style-name="P42"><draw:frame draw:style-name="fr4" draw:name="Object82" text:anchor-type="as-char" svg:width="0.1992in" svg:height="0.3929in" draw:z-index="128"><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29"><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30"><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31"><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32"><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33"><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34"><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35"><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36"><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37"><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38"><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39"><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40"><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41"><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42"><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43"><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44"><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45"><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46"><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47"><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48"><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49"><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173332939" text:style-name="L13">
          <text:list-item>
            <text:p text:style-name="P61">1</text:p>
          </text:list-item>
          <text:list-item>
            <text:p text:style-name="P61"><draw:frame draw:style-name="fr4" draw:name="Object104" text:anchor-type="as-char" svg:width="0.198in" svg:height="0.3929in" draw:z-index="150"><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51"><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52"><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53"><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54"><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55"><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56"><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57"><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58"><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59"><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60"><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459774405"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61"><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62"><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63"><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64"><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65"><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66"><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67"><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68"><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69"><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70"><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71"><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72"><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73"><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74"><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75"><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76"><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77"><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78"><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79"><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80"><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81"><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82"><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83"><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84"><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85"><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86"><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87"><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88"><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89"><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90"><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91"><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92"><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93"><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94"><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95"><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96"><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97"><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695782712"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1768494372" text:style-name="L16">
          <text:list-item>
            <text:p text:style-name="P64"><draw:frame draw:style-name="fr4" draw:name="Object152" text:anchor-type="as-char" svg:width="0.202in" svg:height="0.3929in" draw:z-index="198"><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99"><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200"><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201"><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202"><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203"><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204"><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205"><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206"><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207"><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208"><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209"><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210"><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211"><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12"><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1939883088"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1944519186" text:style-name="L18">
          <text:list-item>
            <text:p text:style-name="P43"><draw:frame draw:style-name="fr4" draw:name="Object167" text:anchor-type="as-char" svg:width="0.2839in" svg:height="0.3929in" draw:z-index="213"><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14"><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15"><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1006528186"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16"><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17"><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18"><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19"><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20"><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21"><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22"><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23"><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24"><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25"><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412854025"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26"><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27"><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28"><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29"><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30"><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722in" svg:height="0.2083in" draw:z-index="231"><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32"><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33"><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34"><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35"><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36"><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37"><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670272638"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38"><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39"><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704555811"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428357717"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691978474"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1698227898" text:style-name="L25">
          <text:list-item>
            <text:p text:style-name="P69"><draw:frame draw:style-name="fr4" draw:name="Object194" text:anchor-type="as-char" svg:width="0.4689in" svg:height="0.3929in" draw:z-index="240"><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41"><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42"><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43"><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44"><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45"><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235994239" text:style-name="L26">
          <text:list-item>
            <text:p text:style-name="P70"><draw:frame draw:style-name="fr4" draw:name="Object210" text:anchor-type="as-char" svg:width="0.5071in" svg:height="0.3929in" draw:z-index="246"><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47"><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48"><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49"><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50"><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51"><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1994357715" text:style-name="L27">
          <text:list-item>
            <text:p text:style-name="P71"><draw:frame draw:style-name="fr4" draw:name="Object200" text:anchor-type="as-char" svg:width="2.3516in" svg:height="0.3929in" draw:z-index="252"><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53"><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54"><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55"><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56"><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57"><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58"><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59"><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60"><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61"><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746004553" text:style-name="L28">
          <text:list-item>
            <text:p text:style-name="P72"><draw:frame draw:style-name="fr4" draw:name="Object217" text:anchor-type="as-char" svg:width="2.4362in" svg:height="0.3929in" draw:z-index="262"><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63"><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64"><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65"><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66"><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67"><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68"><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69"><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537009646" text:style-name="L29">
          <text:list-item>
            <text:p text:style-name="P73"><draw:frame draw:style-name="fr4" draw:name="Object225" text:anchor-type="as-char" svg:width="3.111in" svg:height="0.3929in" draw:z-index="270"><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71"><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72"><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73"><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74"><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75"><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76"><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77"><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78"><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628580734"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1"><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3"><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24052415" text:continue-numbering="true" text:style-name="L30">
          <text:list-item>
            <text:p text:style-name="P74"><draw:frame draw:style-name="fr4" draw:name="Object235" text:anchor-type="as-char" svg:width="2.4362in" svg:height="0.3929in" draw:z-index="4"><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5"><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6"><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7"><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8"><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9"><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10"><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11"><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12"><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13"><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764125787"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596895240"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629193553"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261502508"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285717028"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792983384"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1171344843"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4"><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410647770" text:style-name="L37">
          <text:list-item>
            <text:p text:style-name="P79">1<draw:frame draw:style-name="fr1" draw:name="graphics1" text:anchor-type="as-char" svg:y="-0.1201in" svg:width="0.1402in" svg:height="0.1701in" draw:z-index="15"><draw:image xlink:href="Pictures/10000201000000300000003E21E346E1.png" xlink:type="simple" xlink:show="embed" xlink:actuate="onLoad"/></draw:frame> = 8<draw:frame draw:style-name="fr2" draw:name="graphics150" text:anchor-type="as-char" svg:width="0.0598in" svg:height="0.1in" draw:z-index="16"><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17"><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18"><draw:image xlink:href="Pictures/10000201000000300000003E21E346E1.png" xlink:type="simple" xlink:show="embed" xlink:actuate="onLoad"/></draw:frame> = 8 <text:span text:style-name="T16">f</text:span><draw:frame draw:style-name="fr2" draw:name="graphics4" text:anchor-type="as-char" svg:width="0.0598in" svg:height="0.1in" draw:z-index="19"><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20"><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21"><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22"><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891747820" text:style-name="L38">
          <text:list-item>
            <text:p text:style-name="P80"><draw:frame draw:style-name="fr2" draw:name="graphics7" text:anchor-type="as-char" svg:width="0.0598in" svg:height="0.1in" draw:z-index="23"><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24"><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25"><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26"><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27"><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28"><draw:image xlink:href="Pictures/1000020100000016000000257903293B.png" xlink:type="simple" xlink:show="embed" xlink:actuate="onLoad"/></draw:frame> viii or <text:span text:style-name="T16">f</text:span><draw:frame draw:style-name="fr2" draw:name="graphics13" text:anchor-type="as-char" svg:width="0.0598in" svg:height="0.1in" draw:z-index="29"><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30"><draw:image xlink:href="Pictures/1000020100000016000000257903293B.png" xlink:type="simple" xlink:show="embed" xlink:actuate="onLoad"/></draw:frame> xvi or <text:span text:style-name="T16">f</text:span><draw:frame draw:style-name="fr2" draw:name="graphics15" text:anchor-type="as-char" svg:width="0.0598in" svg:height="0.1in" draw:z-index="31"><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32"><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33"><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34"><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35"><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1046756784"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36"><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37"><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38"><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978239235"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1100625937"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1335830677" text:continue-numbering="true" text:style-name="L40">
        <text:list-item>
          <text:p text:style-name="P82">Rx<text:tab/>ASA<text:tab/><text:tab/>648 mg</text:p>
        </text:list-item>
      </text:list>
      <text:p text:style-name="P26">Caffeine<text:tab/>32.4 mg</text:p>
      <text:p text:style-name="P26">Salicylamide<text:tab/>194.4 mg</text:p>
      <text:list xml:id="list2113501501"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1645271732"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740951287"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39"><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40"><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41"><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42"><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43"><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44"><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45"><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46"><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094460063"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548788805"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478242622"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883030914"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1522981156"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1065834457"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472788126"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1284127084"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831616483"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1448062801"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665727498"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1470635510"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2121365000"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915347955"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66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983876724"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1640855738"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2120088682"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799497279"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1208123032"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12 g powdered sugar;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478361068" text:style-name="L60">
        <text:list-item>
          <text:p text:style-name="P102"><text:soft-page-break/>5.7%</text:p>
        </text:list-item>
        <text:list-item>
          <text:p text:style-name="P102">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1396824402"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12 g powdered sugar;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oft-page-break/><text:span text:style-name="T5">Chapter 13 - Calculations for Billing Compounds</text:span> </text:p>
      <text:p text:style-name="P4"/>
      <text:section text:style-name="Sect2" text:name="Section58">
        <text:p text:style-name="P4">Worksheet 13-1 </text:p>
        <text:list xml:id="list1940995107"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2044002596"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1994764243"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2171243903"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658248720"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text:soft-page-break/>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987371827"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403154414"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47"><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371259080" text:style-name="L69">
          <text:list-item>
            <text:p text:style-name="P56">$18.95 gross profit; $13.95net profit</text:p>
          </text:list-item>
          <text:list-item>
            <text:p text:style-name="P56"><text:soft-page-break/>$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2002874799"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1350140037"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1080956755"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918597702"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720191483"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1932733858"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262841299"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1972426436"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754772028"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mCi</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226784424"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515714571"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48"><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407651052"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1643593413"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1002704509"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1847032650"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1586220953"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886798652"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652171914"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048339132"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828149774"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420415281"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77724604"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1127773282"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text:s/></text:p>
            <text:list>
              <text:list-item>
                <text:p text:style-name="P124">156.25 mL/hr</text:p>
              </text:list-item>
              <text:list-item>
                <text:p text:style-name="P124">26 gtt/min</text:p>
              </text:list-item>
            </text:list>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638502123"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text:soft-page-break/>of ratio-proportions. 31.9% alcohol</text:p>
          </text:list-item>
          <text:list-item>
            <text:p text:style-name="P125">The problem can be solved using either the 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1987465699"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993038218" text:style-name="L94">
          <text:list-item>
            <text:p text:style-name="P127"><text:s/></text:p>
            <text:list>
              <text:list-item>
                <text:p text:style-name="P127">1000 mL of amino acid 10%; 1000 mL of dextrose 70%; 263.55 mL of SWFI; 20 mL sodium chloride; 30 mL potassium chloride; 5.9 mL magnesium <text:soft-page-break/>sulfate; 10 mL potassium phosphate; 100 mL calcium gluconate; 10 mL MVI; 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text:span text:style-name="T18">4</text:span> mEq/L it is likely to precipitate.</text:p>
              </text:list-item>
            </text:list>
          </text:list-item>
          <text:list-item>
            <text:p text:style-name="P127"><text:s/></text:p>
            <text:list>
              <text:list-item>
                <text:p text:style-name="P127">800 mL of amino acid 5.2%%; <text:span text:style-name="T18">7</text:span>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text:span text:style-name="T18">5</text:span>.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454528807"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0.4 mL/hr</text:p>
          </text:list-item>
          <text:list-item>
            <text:p text:style-name="P128">47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1979972043"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text:soft-page-break/>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text:span text:style-name="T18">14</text:span> mL, sodium chloride 26.7 mL, potassium acetate 33.4 mL, calcium gluconate 39.4 mL, potassium phosphate 4.3 mL, magnesium sulfate 3.8 mL, folic acid 0.34 mL, MVI 10 mL, trace elements 1 mL, regular insulin 0.4<text:span text:style-name="T18">0</text:span>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620032926"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text:soft-page-break/>and 840 mg of lactose. A dose would require 120 mg of this mixture.</text:p>
              <text:p text:style-name="P143">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48637656"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1337566679"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11-12T11:22:18</dc:date>
    <dc:creator>Sean Parsons</dc:creator>
    <meta:editing-duration>P3DT8H21M48S</meta:editing-duration>
    <meta:editing-cycles>75</meta:editing-cycles>
    <meta:generator>LibreOffice/3.6$Linux_x86 LibreOffice_project/360m1$Build-2</meta:generator>
    <meta:printed-by>Sean Parsons</meta:printed-by>
    <meta:print-date>2011-08-26T14:01:47</meta:print-date>
    <meta:document-statistic meta:table-count="7" meta:image-count="33" meta:object-count="246" meta:page-count="40" meta:paragraph-count="3165" meta:word-count="12465" meta:character-count="56952" meta:non-whitespace-character-count="49200"/>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row>
        <mn>6.4</mn>
        <mo stretchy="false">×</mo>
        <msup>
          <mn>10</mn>
          <mrow>
            <mrow>
              <mo stretchy="false">−</mo>
              <mn>3</mn>
            </mrow>
          </mrow>
        </msup>
      </mrow>
    </mrow>
    <annotation encoding="StarMath 5.0">6.4 times 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